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style:writing-mode="lr-tb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 style:writing-mode="lr-tb"/>
    </style:style>
    <style:style style:name="P6" style:family="paragraph" style:parent-style-name="Text_20_body" style:list-style-name="L1">
      <style:paragraph-properties style:writing-mode="lr-tb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paragraph-rsid="001345e9"/>
    </style:style>
    <style:style style:name="P9" style:family="paragraph" style:parent-style-name="Text_20_body" style:list-style-name="L2">
      <style:paragraph-properties fo:margin-top="0cm" fo:margin-bottom="0.499cm" style:contextual-spacing="false"/>
      <style:text-properties officeooo:paragraph-rsid="001345e9"/>
    </style:style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stackoverflow.com/questions/18855850/create-a-tar-xz-in-one-command" text:style-name="Internet_20_link" text:visited-style-name="Visited_20_Internet_20_Link">Create a tar.xz in one command</text:a></text:h>
      <text:p text:style-name="P2"/>
      <text:section text:style-name="Sect1" text:name="Section1">
        <text:p text:style-name="Text_20_body"><text:bookmark text:name="question"/>I am trying to create a <text:span text:style-name="Source_20_Text">.tar.xz</text:span> compressed archive in one command. What is the specific syntax for that?</text:p>
        <text:p text:style-name="Text_20_body">I have tried <text:span text:style-name="Source_20_Text">tar cf - file | xz file.tar.xz</text:span>, but that does not work.</text:p>
        <text:p text:style-name="P2"/>
      </text:section>
      <text:section text:style-name="Sect1" text:name="Section3">
        <text:p text:style-name="Text_20_body"><text:bookmark text:name="answer-18855909"/>Use the <text:span text:style-name="Source_20_Text">-J</text:span> compression option for <text:span text:style-name="Source_20_Text">xz</text:span>. And remember to <text:a xlink:type="simple" xlink:href="http://linux.die.net/man/1/tar" text:style-name="Internet_20_link" text:visited-style-name="Visited_20_Internet_20_Link"><text:span text:style-name="Source_20_Text">man tar</text:span></text:a> :)</text:p>
        <text:p text:style-name="P1"><text:span text:style-name="Source_20_Text">tar cfJ &lt;archive.tar.xz&gt; &lt;files&gt;</text:span></text:p>
        <text:p text:style-name="Text_20_body">Edit 2015-08-10:</text:p>
        <text:p text:style-name="Text_20_body">If you're passing the arguments to <text:span text:style-name="Source_20_Text">tar</text:span> <text:span text:style-name="Strong_20_Emphasis">with dashes</text:span> (ex: <text:span text:style-name="Source_20_Text">tar -cf</text:span> as opposed to <text:span text:style-name="Source_20_Text">tar cf</text:span>), <text:span text:style-name="Strong_20_Emphasis">then the </text:span><text:span text:style-name="Strong_20_Emphasis"><text:span text:style-name="Source_20_Text">-f</text:span></text:span><text:span text:style-name="Strong_20_Emphasis"> option must come last</text:span>, since it specifies the filename (thanks to <text:a xlink:type="simple" xlink:href="https://stackoverflow.com/users/832230/a-b-b" text:style-name="Internet_20_link" text:visited-style-name="Visited_20_Internet_20_Link">@A-B-B</text:a> for pointing that out!). In that case, the command looks like:</text:p>
        <text:p text:style-name="P1"><text:span text:style-name="Source_20_Text">tar -cJf &lt;archive.tar.xz&gt; &lt;files&gt;</text:span></text:p>
        <text:p text:style-name="P2"/>
        <text:p text:style-name="P2"/>
      </text:section>
      <text:section text:style-name="Sect1" text:name="Section4">
        <text:p text:style-name="Text_20_body"><text:bookmark text:name="answer-24665758"/>Switch <text:span text:style-name="Source_20_Text">-J</text:span> only works on newer systems. The universal command is:</text:p>
        <text:p text:style-name="Text_20_body"><text:span text:style-name="Strong_20_Emphasis">To make .tar.xz archive</text:span></text:p>
        <text:p text:style-name="P1"><text:span text:style-name="Source_20_Text">tar cf - directory/ | xz -z - &gt; directory.tar.xz</text:span></text:p>
        <text:p text:style-name="Text_20_body"><text:span text:style-name="Strong_20_Emphasis">Explanation</text:span></text:p>
        <text:list xml:id="list3278284043" text:style-name="L2">
          <text:list-item>
            <text:p text:style-name="P7"><text:span text:style-name="Source_20_Text">tar cf - directory</text:span> reads directory/ and starts putting it to TAR format. The output of this operation is generated on the standard output.</text:p>
          </text:list-item>
          <text:list-item>
            <text:p text:style-name="P7"><text:span text:style-name="Source_20_Text">|</text:span> pipes standard output to the input of another program...</text:p>
          </text:list-item>
          <text:list-item>
            <text:p text:style-name="P7">... which happens to be <text:span text:style-name="Source_20_Text">xz -z -</text:span>. XZ is configured to compress (<text:span text:style-name="Source_20_Text">-z</text:span>) the archive from standard input (<text:span text:style-name="Source_20_Text">-</text:span>).</text:p>
          </text:list-item>
          <text:list-item>
            <text:p text:style-name="P8">You redirect the output from <text:span text:style-name="Source_20_Text">xz</text:span> to the <text:span text:style-name="Source_20_Text">tar.xz</text:span> file.</text:p>
            <text:p text:style-name="P8"/>
          </text:list-item>
        </text:list>
      </text:section>
      <text:section text:style-name="Sect1" text:name="Section5">
        <text:list xml:id="list92307713540704" text:continue-numbering="true" text:style-name="L2">
          <text:list-header>
            <text:p text:style-name="P9"><text:bookmark text:name="answer-27785347"/><text:span text:style-name="Source_20_Text">If you like the pipe mode, this is the most clean solution:</text:span></text:p>
          </text:list-header>
        </text:list>
        <text:p text:style-name="P1"><text:span text:style-name="Source_20_Text">tar c some-dir | xz &gt; some-dir.tar.xz</text:span></text:p>
        <text:p text:style-name="Text_20_body">It's not necessary to put the <text:span text:style-name="Source_20_Text">f</text:span> option in order to deal with files and then to use <text:span text:style-name="Source_20_Text">-</text:span> to specify that the file is the standard input. It's also not necessary to specify the <text:span text:style-name="Source_20_Text">-z</text:span> option for <text:span text:style-name="Source_20_Text">xz</text:span>, because it's default.</text:p>
        <text:p text:style-name="Text_20_body">It works with <text:span text:style-name="Source_20_Text">gzip</text:span> and <text:span text:style-name="Source_20_Text">bzip2</text:span> too:</text:p>
        <text:p text:style-name="P1"><text:span text:style-name="Source_20_Text">tar c some-dir | gzip &gt; some-dir.tar.gz</text:span></text:p>
        <text:p text:style-name="Text_20_body"><text:soft-page-break/>or</text:p>
        <text:p text:style-name="P1"><text:span text:style-name="Source_20_Text">tar c some-dir | bzip2 &gt; some-dir.tar.bz2</text:span></text:p>
        <text:p text:style-name="Text_20_body">Decompressing is also quite straightforward:</text:p>
        <text:p text:style-name="Preformatted_20_Text"><text:span text:style-name="Source_20_Text">xzcat tarball.tar.xz | tar x</text:span></text:p>
        <text:p text:style-name="Preformatted_20_Text"><text:span text:style-name="Source_20_Text">bzcat tarball.tar.bz2 | tar x</text:span></text:p>
        <text:p text:style-name="P1"><text:span text:style-name="Source_20_Text">zcat tarball.tar.gz | tar x</text:span></text:p>
        <text:p text:style-name="Text_20_body">If you have only <text:span text:style-name="Source_20_Text">tar</text:span> archive, you can use <text:span text:style-name="Source_20_Text">cat</text:span>:</text:p>
        <text:p text:style-name="P1"><text:span text:style-name="Source_20_Text">cat archive.tar | tar x</text:span></text:p>
        <text:p text:style-name="Text_20_body">If you need to list the files only, use <text:span text:style-name="Source_20_Text">tar t</text:span>.</text:p>
        <text:p text:style-name="P2"/>
      </text:section>
      <text:h text:style-name="Heading_20_1" text:outline-level="1">Quick Solution</text:h>
      <text:p text:style-name="Preformatted_20_Text"><text:span text:style-name="Source_20_Text">tarxz() { tar cf - "$1" | xz -4e &gt; "$1".tar.xz ; }</text:span></text:p>
      <text:p text:style-name="P1"><text:span text:style-name="Source_20_Text">tarxz name_of_directory</text:span></text:p>
      <text:p text:style-name="Text_20_body">(Notice, not <text:span text:style-name="Source_20_Text">name_of_directory/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09:19:57.171518819</meta:creation-date>
    <dc:date>2022-05-28T09:23:07.412812437</dc:date>
    <meta:editing-duration>PT3M10S</meta:editing-duration>
    <meta:editing-cycles>1</meta:editing-cycles>
    <meta:document-statistic meta:table-count="0" meta:image-count="0" meta:object-count="0" meta:page-count="2" meta:paragraph-count="34" meta:word-count="349" meta:character-count="1869" meta:non-whitespace-character-count="1558"/>
    <meta:generator>LibreOffice/7.3.3.2$Linux_X86_64 LibreOffice_project/30$Build-2</meta:generator>
  </office:meta>
</office:document-meta>
</file>